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6700000048C3D1CFFCB.png" manifest:media-type="image/png"/>
  <manifest:file-entry manifest:full-path="Pictures/10000001000001C20000044EA95D71C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92cm" svg:height="14.92cm" svg:x="0.844cm" svg:y="0.114cm">
          <draw:image xlink:href="Pictures/10000001000001C20000044EA95D71C6.png" xlink:type="simple" xlink:show="embed" xlink:actuate="onLoad" draw:mime-type="image/png">
            <text:p/>
          </draw:image>
        </draw:frame>
        <draw:frame draw:style-name="gr1" draw:text-style-name="P1" draw:layer="layout" svg:width="19.315cm" svg:height="13.642cm" svg:x="9.942cm" svg:y="0.365cm">
          <draw:image xlink:href="Pictures/10000001000006700000048C3D1CFFCB.png" xlink:type="simple" xlink:show="embed" xlink:actuate="onLoad" draw:mime-type="image/png">
            <text:p/>
          </draw:image>
        </draw:frame>
        <draw:frame draw:style-name="gr1" draw:text-style-name="P1" draw:layer="layout" svg:width="21.295cm" svg:height="15.04cm" svg:x="8.39cm" svg:y="0.066cm">
          <draw:image xlink:href="Pictures/10000001000006700000048C3D1CFFC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15:14:16.334877000</meta:creation-date>
    <dc:date>2025-06-12T15:36:24.237518000</dc:date>
    <meta:editing-duration>PT10M51S</meta:editing-duration>
    <meta:editing-cycles>1</meta:editing-cycles>
    <meta:document-statistic meta:object-count="3"/>
    <meta:generator>LibreOffice/25.2.4.3$MacOSX_AARCH64 LibreOffice_project/33e196637044ead23f5c3226cde09b47731f7e27</meta:generator>
  </office:meta>
</office:document-meta>
</file>